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da1884" loext:opacity="100%" fo:font-size="14pt" style:text-underline-style="solid" style:text-underline-width="auto" style:text-underline-color="font-color" fo:font-weight="bold" officeooo:rsid="0013962f" officeooo:paragraph-rsid="0013962f" style:font-size-asian="14pt" style:font-weight-asian="bold" style:font-size-complex="14pt" style:font-weight-complex="bold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llo, World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MT1" style:family="text">
      <style:text-properties style:font-name="Liberation Mono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023-08-24 Nicole Sharp (<text:span text:style-name="MT1">nicolesharp.net</text:span>)</text:p>
      </style:header>
      <style:footer>
        <text:p text:style-name="MP2">Except where otherwise noted, content on Nicole Sharp's Website is licensed under the Creative Commons Attribution-ShareAlike (CC BY-SA) 4.0 International Public License.<text:line-break/><text:span text:style-name="MT1">https://www.creativecommons.org/licenses/by-sa/4.0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4T09:39:06.654000000</dc:date>
    <dc:creator>Nicole Sharp</dc:creator>
    <meta:editing-duration>PT6M50S</meta:editing-duration>
    <meta:editing-cycles>1</meta:editing-cycles>
    <meta:document-statistic meta:table-count="0" meta:image-count="0" meta:object-count="0" meta:page-count="1" meta:paragraph-count="4" meta:word-count="33" meta:character-count="317" meta:non-whitespace-character-count="288"/>
    <meta:generator>LibreOffice/7.4.7.2$Windows_X86_64 LibreOffice_project/723314e595e8007d3cf785c16538505a1c878ca5</meta:generator>
  </office:meta>
</office:document-meta>
</file>